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Palatino Linotype" svg:font-family="'Palatino Linotype'"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paragraph-properties fo:margin-left="1in" fo:margin-right="0in" fo:text-indent="-0.25in" style:auto-text-indent="false"/>
    </style:style>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5">
      <style:text-properties fo:background-color="#ffff00"/>
    </style:style>
    <style:style style:name="P7" style:family="paragraph" style:parent-style-name="Standard">
      <style:text-properties fo:background-color="#ffff00"/>
    </style:style>
    <style:style style:name="P8" style:family="paragraph" style:parent-style-name="Standard" style:list-style-name="L5">
      <style:text-properties fo:background-color="transparent"/>
    </style:style>
    <style:style style:name="P9" style:family="paragraph" style:parent-style-name="Standard">
      <style:text-properties fo:background-color="transparent"/>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font-size="13pt" style:font-size-asian="13pt" style:font-size-complex="13pt"/>
    </style:style>
    <style:style style:name="P1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tyle="italic" style:font-style-asian="italic" style:font-style-complex="italic"/>
    </style:style>
    <style:style style:name="P16" style:family="paragraph" style:parent-style-name="Standard" style:master-page-name="MP0">
      <style:paragraph-properties fo:text-align="center" style:justify-single-word="false" style:page-number="auto" fo:break-before="page"/>
      <style:text-properties fo:font-size="15pt" fo:font-weight="bold" style:font-size-asian="15pt" style:font-weight-asian="bold" style:font-size-complex="15pt" style:font-weight-complex="bold"/>
    </style:style>
    <style:style style:name="P17" style:family="paragraph" style:parent-style-name="Standard">
      <style:text-properties fo:background-color="#ffff00"/>
    </style:style>
    <style:style style:name="P18" style:family="paragraph" style:parent-style-name="Standard" style:list-style-name="L5">
      <style:text-properties fo:background-color="#ffff00"/>
    </style:style>
    <style:style style:name="P19" style:family="paragraph" style:parent-style-name="Standard">
      <style:text-properties fo:background-color="transparent"/>
    </style:style>
    <style:style style:name="P20" style:family="paragraph" style:parent-style-name="Standard" style:list-style-name="L4">
      <style:text-properties fo:background-color="transparent"/>
    </style:style>
    <style:style style:name="P21" style:family="paragraph" style:parent-style-name="Standard" style:list-style-name="L5">
      <style:text-properties fo:background-color="transparent"/>
    </style:style>
    <style:style style:name="P22" style:family="paragraph" style:parent-style-name="Standard" style:list-style-name="L15">
      <style:text-properties fo:font-size="13pt" style:font-size-asian="13pt" style:font-size-complex="13pt"/>
    </style:style>
    <style:style style:name="P23" style:family="paragraph" style:parent-style-name="Standard" style:list-style-name="L4"/>
    <style:style style:name="P24" style:family="paragraph" style:parent-style-name="Standard" style:list-style-name="L1"/>
    <style:style style:name="P25" style:family="paragraph" style:parent-style-name="Standard" style:list-style-name="L3"/>
    <style:style style:name="P26" style:family="paragraph" style:parent-style-name="Standard">
      <style:text-properties fo:font-weight="bold" style:font-weight-asian="bold"/>
    </style:style>
    <style:style style:name="P27" style:family="paragraph" style:parent-style-name="Standard" style:list-style-name="L5"/>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2">
      <style:paragraph-properties fo:margin-left="1in" fo:margin-right="0in" fo:text-indent="-0.25in" style:auto-text-indent="false"/>
    </style:style>
    <style:style style:name="P32" style:family="paragraph" style:parent-style-name="Standard" style:list-style-name="L16">
      <style:paragraph-properties fo:margin-left="1in" fo:margin-right="0in" fo:text-indent="-0.25in" style:auto-text-indent="false"/>
    </style:style>
    <style:style style:name="T1" style:family="text">
      <style:text-properties fo:background-color="#ffff0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style:font-size-asian="13pt" style:font-size-complex="13pt"/>
    </style:style>
    <style:style style:name="T6" style:family="text">
      <style:text-properties fo:background-color="#ffff00"/>
    </style:style>
    <style:style style:name="T7"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style-number>
    </text:list-style>
    <text:list-style style:name="L8">
      <text:list-level-style-bullet text:level="1" text:style-name="WW_5f_CharLFO11LVL1" text:bullet-char="-">
        <style:list-level-properties text:space-before="0.25in" text:min-label-width="0.25in"/>
        <style:text-properties style:font-name="Palatino Linotype"/>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style-number>
    </text:list-style>
    <text:list-style style:name="L9">
      <text:list-level-style-bullet text:level="1" text:style-name="WW_5f_CharLFO10LVL1" text:bullet-char="-">
        <style:list-level-properties text:space-before="0.25in" text:min-label-width="0.25in"/>
        <style:text-properties style:font-name="Palatino Linotype"/>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style-number>
    </text:list-style>
    <text:list-style style:name="L10">
      <text:list-level-style-bullet text:level="1" text:style-name="WW_5f_CharLFO2LVL1" text:bullet-char="–">
        <style:list-level-properties text:min-label-width="0.25in"/>
        <style:text-properties style:font-name="StarSymbol"/>
      </text:list-level-style-bullet>
      <text:list-level-style-bullet text:level="2" text:style-name="WW_5f_CharLFO2LVL2" text:bullet-char="–">
        <style:list-level-properties text:space-before="0.25in" text:min-label-width="0.25in"/>
        <style:text-properties style:font-name="StarSymbol"/>
      </text:list-level-style-bullet>
      <text:list-level-style-bullet text:level="3" text:style-name="WW_5f_CharLFO2LVL3" text:bullet-char="–">
        <style:list-level-properties text:space-before="0.5in" text:min-label-width="0.25in"/>
        <style:text-properties style:font-name="StarSymbol"/>
      </text:list-level-style-bullet>
      <text:list-level-style-bullet text:level="4" text:style-name="WW_5f_CharLFO2LVL4" text:bullet-char="–">
        <style:list-level-properties text:space-before="0.75in" text:min-label-width="0.25in"/>
        <style:text-properties style:font-name="StarSymbol"/>
      </text:list-level-style-bullet>
      <text:list-level-style-bullet text:level="5" text:style-name="WW_5f_CharLFO2LVL5" text:bullet-char="–">
        <style:list-level-properties text:space-before="1in" text:min-label-width="0.25in"/>
        <style:text-properties style:font-name="StarSymbol"/>
      </text:list-level-style-bullet>
      <text:list-level-style-bullet text:level="6" text:style-name="WW_5f_CharLFO2LVL6" text:bullet-char="–">
        <style:list-level-properties text:space-before="1.25in" text:min-label-width="0.25in"/>
        <style:text-properties style:font-name="StarSymbol"/>
      </text:list-level-style-bullet>
      <text:list-level-style-bullet text:level="7" text:style-name="WW_5f_CharLFO2LVL7" text:bullet-char="–">
        <style:list-level-properties text:space-before="1.5in" text:min-label-width="0.25in"/>
        <style:text-properties style:font-name="StarSymbol"/>
      </text:list-level-style-bullet>
      <text:list-level-style-bullet text:level="8" text:style-name="WW_5f_CharLFO2LVL8" text:bullet-char="–">
        <style:list-level-properties text:space-before="1.75in" text:min-label-width="0.25in"/>
        <style:text-properties style:font-name="StarSymbol"/>
      </text:list-level-style-bullet>
      <text:list-level-style-bullet text:level="9" text:style-name="WW_5f_CharLFO2LVL9" text:bullet-char="–">
        <style:list-level-properties text:space-before="2in" text:min-label-width="0.25in"/>
        <style:text-properties style:font-name="StarSymbol"/>
      </text:list-level-style-bullet>
      <text:list-level-style-number text:level="10" style:num-suffix="." style:num-format="1">
        <style:list-level-properties/>
      </text:list-level-style-number>
    </text:list-style>
    <text:list-style style:name="L1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style-number>
    </text:list-style>
    <text:list-style style:name="L12">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style-number>
    </text:list-style>
    <text:list-style style:name="L13">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text:id="ct192871368">
          <text:insertion>
            <office:change-info>
              <dc:creator>Brian C</dc:creator>
              <dc:date>2010-01-19T21:40:00</dc:date>
            </office:change-info>
          </text:insertion>
        </text:changed-region>
        <text:changed-region text:id="ct196074176">
          <text:deletion>
            <office:change-info>
              <dc:creator>Michael Lissner</dc:creator>
              <dc:date>2010-01-20T10:45:00</dc:date>
            </office:change-info>
            <text:list xml:id="list2147485197" text:style-name="L1">
              <text:list-item>
                <text:p text:style-name="P1"/>
              </text:list-item>
              <text:list-item>
                <text:p text:style-name="P1"/>
              </text:list-item>
            </text:list>
          </text:deletion>
          <text:insertion>
            <office:change-info office:chg-author="Brian C" office:chg-date-time="2010-01-19T21:40:00"/>
          </text:insertion>
        </text:changed-region>
        <text:changed-region text:id="ct199757840">
          <text:insertion>
            <office:change-info>
              <dc:creator>Brian C</dc:creator>
              <dc:date>2010-01-19T21:40:00</dc:date>
            </office:change-info>
          </text:insertion>
        </text:changed-region>
        <text:changed-region text:id="ct199781888">
          <text:deletion>
            <office:change-info>
              <dc:creator>Michael Lissner</dc:creator>
              <dc:date>2010-01-20T10:45:00</dc:date>
            </office:change-info>
            <text:list xml:id="list2053104681" text:continue-numbering="true" text:style-name="L1">
              <text:list-item>
                <text:p text:style-name="P1"/>
              </text:list-item>
              <text:list-item>
                <text:p text:style-name="P1"/>
              </text:list-item>
            </text:list>
          </text:deletion>
        </text:changed-region>
        <text:changed-region text:id="ct200090824">
          <text:deletion>
            <office:change-info>
              <dc:creator>Michael Lissner</dc:creator>
              <dc:date>2010-01-20T10:57:00</dc:date>
            </office:change-info>
            <text:list xml:id="list1531353012" text:continue-numbering="true" text:style-name="L1">
              <text:list-item>
                <text:p text:style-name="P1"/>
              </text:list-item>
              <text:list-item>
                <text:p text:style-name="P1">The information </text:p>
              </text:list-item>
            </text:list>
          </text:deletion>
        </text:changed-region>
        <text:changed-region text:id="ct192869760">
          <text:deletion>
            <office:change-info>
              <dc:creator>Brian C</dc:creator>
              <dc:date>2010-01-19T21:41:00</dc:date>
            </office:change-info>
            <text:p text:style-name="Standard">in</text:p>
          </text:deletion>
        </text:changed-region>
        <text:changed-region text:id="ct192871784">
          <text:deletion>
            <office:change-info>
              <dc:creator>Michael Lissner</dc:creator>
              <dc:date>2010-01-20T10:57:00</dc:date>
            </office:change-info>
            <text:p text:style-name="Standard">about</text:p>
          </text:deletion>
          <text:insertion>
            <office:change-info office:chg-author="Brian C" office:chg-date-time="2010-01-19T21:41:00"/>
          </text:insertion>
        </text:changed-region>
        <text:changed-region text:id="ct200142264">
          <text:deletion>
            <office:change-info>
              <dc:creator>Michael Lissner</dc:creator>
              <dc:date>2010-01-20T10:57:00</dc:date>
            </office:change-info>
            <text:p text:style-name="Standard"><text:s/>an opinion</text:p>
          </text:deletion>
        </text:changed-region>
        <text:changed-region text:id="ct192872168">
          <text:deletion>
            <office:change-info>
              <dc:creator>Michael Lissner</dc:creator>
              <dc:date>2010-01-20T10:57:00</dc:date>
            </office:change-info>
            <text:p text:style-name="Standard"><text:s/>in the database</text:p>
          </text:deletion>
          <text:insertion>
            <office:change-info office:chg-author="Brian C" office:chg-date-time="2010-01-19T21:41:00"/>
          </text:insertion>
        </text:changed-region>
        <text:changed-region text:id="ct199920040">
          <text:deletion>
            <office:change-info>
              <dc:creator>Michael Lissner</dc:creator>
              <dc:date>2010-01-20T10:57:00</dc:date>
            </office:change-info>
            <text:p text:style-name="Standard"><text:s/>MUST include case name, download URL, and plain text of the case. </text:p>
          </text:deletion>
        </text:changed-region>
        <text:changed-region text:id="ct192871880">
          <text:deletion>
            <office:change-info>
              <dc:creator>Brian C</dc:creator>
              <dc:date>2010-01-19T21:41:00</dc:date>
            </office:change-info>
            <text:p text:style-name="Standard">(IS THIS SUPPOSED TO SAY “THE INFORMATION IN AN ALERT”?)</text:p>
          </text:deletion>
        </text:changed-region>
        <text:changed-region text:id="ct192869888">
          <text:deletion>
            <office:change-info>
              <dc:creator>Michael Lissner</dc:creator>
              <dc:date>2010-01-20T10:10:00</dc:date>
            </office:change-info>
            <text:p text:style-name="Standard"><text:s/>[My best guess at interpreting this, but based on the highlighted items below, this should be revised.]</text:p>
          </text:deletion>
          <text:insertion>
            <office:change-info office:chg-author="Brian C" office:chg-date-time="2010-01-19T21:50:00"/>
          </text:insertion>
        </text:changed-region>
        <text:changed-region text:id="ct199787776">
          <text:deletion>
            <office:change-info>
              <dc:creator>Michael Lissner</dc:creator>
              <dc:date>2010-01-20T10:45:00</dc:date>
            </office:change-info>
            <text:list xml:id="list486393084" text:continue-numbering="true" text:style-name="L1">
              <text:list-item>
                <text:p text:style-name="P1"/>
              </text:list-item>
              <text:list-item>
                <text:p text:style-name="P1"/>
              </text:list-item>
            </text:list>
          </text:deletion>
        </text:changed-region>
        <text:changed-region text:id="ct199786520">
          <text:deletion>
            <office:change-info>
              <dc:creator>Michael Lissner</dc:creator>
              <dc:date>2010-01-20T10:45:00</dc:date>
            </office:change-info>
            <text:list xml:id="list725947458" text:continue-numbering="true" text:style-name="L1">
              <text:list-item>
                <text:p text:style-name="P1"/>
              </text:list-item>
              <text:list-item>
                <text:p text:style-name="P1"/>
              </text:list-item>
            </text:list>
          </text:deletion>
        </text:changed-region>
        <text:changed-region text:id="ct195000504">
          <text:deletion>
            <office:change-info>
              <dc:creator>Michael Lissner</dc:creator>
              <dc:date>2010-01-20T10:45:00</dc:date>
            </office:change-info>
            <text:list xml:id="list1023499052" text:continue-numbering="true" text:style-name="L1">
              <text:list-item>
                <text:p text:style-name="P1"/>
              </text:list-item>
              <text:list-item>
                <text:p text:style-name="P1"/>
              </text:list-item>
            </text:list>
          </text:deletion>
        </text:changed-region>
        <text:changed-region text:id="ct192305344">
          <text:deletion>
            <office:change-info>
              <dc:creator>Michael Lissner</dc:creator>
              <dc:date>2010-01-20T10:45:00</dc:date>
            </office:change-info>
            <text:list xml:id="list1494672225" text:continue-numbering="true" text:style-name="L1">
              <text:list-item>
                <text:p text:style-name="P1"/>
              </text:list-item>
              <text:list-item>
                <text:p text:style-name="P1"/>
              </text:list-item>
            </text:list>
          </text:deletion>
        </text:changed-region>
        <text:changed-region text:id="ct195204680">
          <text:insertion>
            <office:change-info>
              <dc:creator>Michael Lissner</dc:creator>
              <dc:date>2010-01-20T10:41:00</dc:date>
            </office:change-info>
          </text:insertion>
        </text:changed-region>
        <text:changed-region text:id="ct196432664">
          <text:insertion>
            <office:change-info>
              <dc:creator>Michael Lissner</dc:creator>
              <dc:date>2010-01-20T10:42:00</dc:date>
            </office:change-info>
          </text:insertion>
        </text:changed-region>
        <text:changed-region text:id="ct199756232">
          <text:deletion>
            <office:change-info>
              <dc:creator>Michael Lissner</dc:creator>
              <dc:date>2010-01-20T10:47:00</dc:date>
            </office:change-info>
            <text:list xml:id="list1085385288" text:style-name="L2">
              <text:list-item>
                <text:p text:style-name="P2"/>
              </text:list-item>
              <text:list-item>
                <text:p text:style-name="P2"/>
              </text:list-item>
            </text:list>
          </text:deletion>
        </text:changed-region>
        <text:changed-region text:id="ct195000048">
          <text:deletion>
            <office:change-info>
              <dc:creator>Michael Lissner</dc:creator>
              <dc:date>2010-01-20T10:11:00</dc:date>
            </office:change-info>
            <text:p text:style-name="Standard">or thesaurus </text:p>
          </text:deletion>
        </text:changed-region>
        <text:changed-region text:id="ct196015264">
          <text:deletion>
            <office:change-info>
              <dc:creator>Michael Lissner</dc:creator>
              <dc:date>2010-01-20T10:11:00</dc:date>
            </office:change-info>
            <text:p text:style-name="Standard">“UC Berkeley” can be matched to “University of California, Berkeley”; </text:p>
          </text:deletion>
        </text:changed-region>
        <text:changed-region text:id="ct192631680">
          <text:deletion>
            <office:change-info>
              <dc:creator>Michael Lissner</dc:creator>
              <dc:date>2010-01-20T10:12:00</dc:date>
            </office:change-info>
            <text:p text:style-name="Standard"><text:s/><text:span text:style-name="T1">[stemming strikes me as a MUST but thesaurus strikes me as a COULD.]</text:span></text:p>
          </text:deletion>
          <text:insertion>
            <office:change-info office:chg-author="Brian C" office:chg-date-time="2010-01-19T21:52:00"/>
          </text:insertion>
        </text:changed-region>
        <text:changed-region text:id="ct200026280">
          <text:deletion>
            <office:change-info>
              <dc:creator>Michael Lissner</dc:creator>
              <dc:date>2010-01-20T10:45:00</dc:date>
            </office:change-info>
            <text:list xml:id="list1556202845" text:style-name="L3">
              <text:list-item>
                <text:p text:style-name="P3"><text:span text:style-name="T1"/></text:p>
              </text:list-item>
              <text:list-item>
                <text:p text:style-name="P3"><text:span text:style-name="T1"/></text:p>
              </text:list-item>
            </text:list>
          </text:deletion>
        </text:changed-region>
        <text:changed-region text:id="ct199781712">
          <text:deletion>
            <office:change-info>
              <dc:creator>Michael Lissner</dc:creator>
              <dc:date>2010-01-20T10:45:00</dc:date>
            </office:change-info>
            <text:list xml:id="list1133296455" text:continue-numbering="true" text:style-name="L3">
              <text:list-item>
                <text:p text:style-name="P3"/>
              </text:list-item>
              <text:list-item>
                <text:p text:style-name="P3"/>
              </text:list-item>
            </text:list>
          </text:deletion>
        </text:changed-region>
        <text:changed-region text:id="ct196235112">
          <text:deletion>
            <office:change-info>
              <dc:creator>Michael Lissner</dc:creator>
              <dc:date>2010-01-20T10:46:00</dc:date>
            </office:change-info>
            <text:list xml:id="list883354792" text:continue-numbering="true" text:style-name="L3">
              <text:list-item>
                <text:p text:style-name="P3"/>
              </text:list-item>
              <text:list-item>
                <text:p text:style-name="P3"/>
              </text:list-item>
            </text:list>
          </text:deletion>
        </text:changed-region>
        <text:changed-region text:id="ct-1322884064">
          <text:insertion>
            <office:change-info>
              <dc:creator>Michael Lissner</dc:creator>
              <dc:date>2010-01-20T10:28:00</dc:date>
            </office:change-info>
          </text:insertion>
        </text:changed-region>
        <text:changed-region text:id="ct196128888">
          <text:format-change>
            <office:change-info>
              <dc:creator>Michael Lissner</dc:creator>
              <dc:date>2010-01-20T10:31:00</dc:date>
            </office:change-info>
          </text:format-change>
        </text:changed-region>
        <text:changed-region text:id="ct196479520">
          <text:insertion>
            <office:change-info>
              <dc:creator>Michael Lissner</dc:creator>
              <dc:date>2010-01-20T10:31:00</dc:date>
            </office:change-info>
          </text:insertion>
        </text:changed-region>
        <text:changed-region text:id="ct200168984">
          <text:format-change>
            <office:change-info>
              <dc:creator>Michael Lissner</dc:creator>
              <dc:date>2010-01-20T10:31:00</dc:date>
            </office:change-info>
          </text:format-change>
        </text:changed-region>
        <text:changed-region text:id="ct196655576">
          <text:insertion>
            <office:change-info>
              <dc:creator>Michael Lissner</dc:creator>
              <dc:date>2010-01-20T10:32:00</dc:date>
            </office:change-info>
          </text:insertion>
        </text:changed-region>
        <text:changed-region text:id="ct195517864">
          <text:deletion>
            <office:change-info>
              <dc:creator>Michael Lissner</dc:creator>
              <dc:date>2010-01-20T10:47:00</dc:date>
            </office:change-info>
            <text:p text:style-name="Standard"/>
            <text:p text:style-name="Standard"/>
          </text:deletion>
        </text:changed-region>
        <text:changed-region text:id="ct192642216">
          <text:deletion>
            <office:change-info>
              <dc:creator>Michael Lissner</dc:creator>
              <dc:date>2010-01-20T10:15:00</dc:date>
            </office:change-info>
            <text:list xml:id="list1537784580" text:style-name="L4">
              <text:list-item>
                <text:p text:style-name="P4"/>
              </text:list-item>
            </text:list>
            <text:list xml:id="list130479498" text:style-name="L4">
              <text:list-item>
                <text:p text:style-name="P4"/>
              </text:list-item>
            </text:list>
          </text:deletion>
          <text:insertion>
            <office:change-info office:chg-author="Brian C" office:chg-date-time="2010-01-19T21:43:00"/>
          </text:insertion>
        </text:changed-region>
        <text:changed-region text:id="ct192642312">
          <text:deletion>
            <office:change-info>
              <dc:creator>Michael Lissner</dc:creator>
              <dc:date>2010-01-20T10:15:00</dc:date>
            </office:change-info>
            <text:p text:style-name="Standard">Some sort of </text:p>
          </text:deletion>
          <text:insertion>
            <office:change-info office:chg-author="Brian C" office:chg-date-time="2010-01-19T21:45:00"/>
          </text:insertion>
        </text:changed-region>
        <text:changed-region text:id="ct192643528">
          <text:deletion>
            <office:change-info>
              <dc:creator>Michael Lissner</dc:creator>
              <dc:date>2010-01-20T10:15:00</dc:date>
            </office:change-info>
            <text:p text:style-name="Standard">MD5/SHA1 hash SHOULD be created for each opinion downloaded and SHOULD be discoverable by site visitors.</text:p>
          </text:deletion>
          <text:insertion>
            <office:change-info office:chg-author="Brian C" office:chg-date-time="2010-01-19T21:44:00"/>
          </text:insertion>
        </text:changed-region>
        <text:changed-region text:id="ct199671080">
          <text:insertion>
            <office:change-info>
              <dc:creator>Michael Lissner</dc:creator>
              <dc:date>2010-01-20T10:40:00</dc:date>
            </office:change-info>
          </text:insertion>
        </text:changed-region>
        <text:changed-region text:id="ct199661880">
          <text:insertion>
            <office:change-info>
              <dc:creator>Michael Lissner</dc:creator>
              <dc:date>2010-01-20T10:44:00</dc:date>
            </office:change-info>
          </text:insertion>
        </text:changed-region>
        <text:changed-region text:id="ct195317488">
          <text:insertion>
            <office:change-info>
              <dc:creator>Michael Lissner</dc:creator>
              <dc:date>2010-01-20T10:32:00</dc:date>
            </office:change-info>
          </text:insertion>
        </text:changed-region>
        <text:changed-region text:id="ct196052336">
          <text:deletion>
            <office:change-info>
              <dc:creator>Michael Lissner</dc:creator>
              <dc:date>2010-01-20T10:31:00</dc:date>
            </office:change-info>
            <text:list xml:id="list1461114274" text:style-name="L5">
              <text:list-item>
                <text:p text:style-name="P5"><text:span text:style-name="T1"/></text:p>
              </text:list-item>
              <text:list-item>
                <text:p text:style-name="P6">The text of an opinion COULD be parsed to extract judge names, party names, etc. The text of an opinion COULD be parsed to extract judge names, party names, etc. </text:p>
              </text:list-item>
            </text:list>
          </text:deletion>
        </text:changed-region>
        <text:changed-region text:id="ct192648176">
          <text:deletion>
            <office:change-info>
              <dc:creator>Michael Lissner</dc:creator>
              <dc:date>2010-01-20T10:31:00</dc:date>
            </office:change-info>
            <text:p text:style-name="P7">[I think this is probably a SHOULD or MUST.]</text:p>
          </text:deletion>
          <text:insertion>
            <office:change-info office:chg-author="Brian C" office:chg-date-time="2010-01-19T21:46:00"/>
          </text:insertion>
        </text:changed-region>
        <text:changed-region text:id="ct195169528">
          <text:deletion>
            <office:change-info>
              <dc:creator>Michael Lissner</dc:creator>
              <dc:date>2010-01-20T10:40:00</dc:date>
            </office:change-info>
            <text:list xml:id="list1433085286" text:continue-numbering="true" text:style-name="L5">
              <text:list-item>
                <text:p text:style-name="P5"><text:span text:style-name="T1"/></text:p>
              </text:list-item>
              <text:list-item>
                <text:p text:style-name="P8">Each opinion in the database COULD generate its own page on the site that presents each of the related items in the database for that opinion (parties, case number, panelists, opinion author, excerpt, link to full pdf opinion) with the thought that future versions of the site will pull in other relevant material from elsewhere on the web to these opinion pages.</text:p>
              </text:list-item>
            </text:list>
          </text:deletion>
        </text:changed-region>
        <text:changed-region text:id="ct196371680">
          <text:deletion>
            <office:change-info>
              <dc:creator>Michael Lissner</dc:creator>
              <dc:date>2010-01-20T10:32:00</dc:date>
            </office:change-info>
            <text:p text:style-name="P9"><text:span text:style-name="T1"><text:s/></text:span></text:p>
          </text:deletion>
        </text:changed-region>
        <text:changed-region text:id="ct192692832">
          <text:deletion>
            <office:change-info>
              <dc:creator>Michael Lissner</dc:creator>
              <dc:date>2010-01-20T10:32:00</dc:date>
            </office:change-info>
            <text:p text:style-name="P9"><text:span text:style-name="T1">[I think this is probably a SHOULD or MUST.]</text:span></text:p>
          </text:deletion>
          <text:insertion>
            <office:change-info office:chg-author="Brian C" office:chg-date-time="2010-01-19T21:46:00"/>
          </text:insertion>
        </text:changed-region>
        <text:changed-region text:id="ct195196904">
          <text:insertion>
            <office:change-info>
              <dc:creator>Michael Lissner</dc:creator>
              <dc:date>2010-01-20T10:12:00</dc:date>
            </office:change-info>
          </text:insertion>
        </text:changed-region>
        <text:changed-region text:id="ct-1323272856">
          <text:insertion>
            <office:change-info>
              <dc:creator>Michael Lissner</dc:creator>
              <dc:date>2010-01-20T10:15:00</dc:date>
            </office:change-info>
          </text:insertion>
        </text:changed-region>
        <text:changed-region text:id="ct196093024">
          <text:insertion>
            <office:change-info>
              <dc:creator>Michael Lissner</dc:creator>
              <dc:date>2010-01-20T10:46:00</dc:date>
            </office:change-info>
          </text:insertion>
        </text:changed-region>
        <text:changed-region text:id="ct199835816">
          <text:insertion>
            <office:change-info>
              <dc:creator>Michael Lissner</dc:creator>
              <dc:date>2010-01-20T10:47:00</dc:date>
            </office:change-info>
          </text:insertion>
        </text:changed-region>
        <text:changed-region text:id="ct192911952">
          <text:insertion>
            <office:change-info>
              <dc:creator>Brian C</dc:creator>
              <dc:date>2010-01-19T21:48:00</dc:date>
            </office:change-info>
          </text:insertion>
        </text:changed-region>
        <text:changed-region text:id="ct195210592">
          <text:insertion>
            <office:change-info>
              <dc:creator>Michael Lissner</dc:creator>
              <dc:date>2010-01-20T10:48:00</dc:date>
            </office:change-info>
          </text:insertion>
        </text:changed-region>
        <text:changed-region text:id="ct200009872">
          <text:insertion>
            <office:change-info>
              <dc:creator>Brian C</dc:creator>
              <dc:date>2010-01-19T21: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 MoSCoW Analysis</text:p>
      <text:p text:style-name="P11">Or</text:p>
      <text:p text:style-name="P13">Those things that we Must, Should, Could and Won’t do</text:p>
      <text:p text:style-name="P14">Michael Lissner and Longhao Wang under the advisement of Brian Carver</text:p>
      <text:p text:style-name="P15">2010-01-19</text:p>
      <text:p text:style-name="Standard"/>
      <text:p text:style-name="Standard"/>
      <text:p text:style-name="P10">The overall design of the current awareness project is as follows:</text:p>
      <text:p text:style-name="Standard"/>
      <text:p text:style-name="P26">MUST</text:p>
      <text:list xml:id="list637384918" text:continue-list="list1494672225" text:style-name="L1">
        <text:list-item>
          <text:p text:style-name="P1">The system MUST scrape the 13 Federal Circuit Courts on a daily basis, pull any new cases from the websites, convert whatever is found into plain text, and then dump that information into a database.<text:change-start text:change-id="ct192871368"/> <text:change-end text:change-id="ct192871368"/><text:change text:change-id="ct196074176"/><text:change-start text:change-id="ct199757840"/></text:p>
        </text:list-item>
        <text:list-item>
          <text:p text:style-name="P1">The system MUST also store a web-accessible copy of the pdfs retrieved, i.e., it MUST create a local archive.<text:change-end text:change-id="ct199757840"/><text:change text:change-id="ct199781888"/><text:change text:change-id="ct200090824"/><text:change text:change-id="ct192869760"/><text:change text:change-id="ct192871784"/><text:change text:change-id="ct200142264"/><text:change text:change-id="ct192872168"/><text:change text:change-id="ct199920040"/><text:change text:change-id="ct192871880"/><text:change text:change-id="ct192869888"/><text:change text:change-id="ct199787776"/></text:p>
        </text:list-item>
        <text:list-item>
          <text:p text:style-name="P1">The opinion MUST be processed to remove line breaks or other formatting information <text:s/>(e.g. hyphen that connect a word on different lines) to improve key word matching accuracy. <text:change text:change-id="ct199786520"/></text:p>
        </text:list-item>
        <text:list-item>
          <text:p text:style-name="P1">The opinion excerpt MUST be provided as part of the alert. (e.g. first and last 100 words of actual majority opinion, key word “CONFIRMED,” “REVERSED,” etc.)<text:change text:change-id="ct195000504"/></text:p>
        </text:list-item>
        <text:list-item>
          <text:p text:style-name="P1">The system MUST allow users to create a profile including: their name, email address, username, password, state bar memberships, any alerts they create, etc.<text:change text:change-id="ct192305344"/></text:p>
        </text:list-item>
      </text:list>
      <text:list text:style-name="L1">
        <text:list-item>
          <text:p text:style-name="P1">The system MUST use the above profile to allow users to create alerts with the following features:</text:p>
        </text:list-item>
      </text:list>
      <text:list xml:id="list1708203754" text:continue-list="list1085385288" text:style-name="L2">
        <text:list-item>
          <text:p text:style-name="P2">By default, alerts MUST go out once a day if there is a hit for that query</text:p>
        </text:list-item>
        <text:list-item>
          <text:p text:style-name="P2">The rate of alerts MUST be configurable (<text:change-start text:change-id="ct195204680"/>daily, <text:change-end text:change-id="ct195204680"/>weekly, monthly)<text:change-start text:change-id="ct196432664"/></text:p>
        </text:list-item>
        <text:list-item>
          <text:p text:style-name="P2">Choice of plain text or HTML alerts<text:change-end text:change-id="ct196432664"/></text:p>
        </text:list-item>
        <text:list-item>
          <text:p text:style-name="P2">Users MUST be able to choose whether they want to receive alerts when no hit occurs.</text:p>
        </text:list-item>
        <text:list-item>
          <text:p text:style-name="P2">Alerts MUST support basic connectors in order to form queries such as: “(communism or marxism) -lenin”<text:change text:change-id="ct199756232"/></text:p>
        </text:list-item>
      </text:list>
      <text:list xml:id="list579116556" text:continue-list="list883354792" text:style-name="L3">
        <text:list-item>
          <text:p text:style-name="P3">The system MUST use stemming <text:change text:change-id="ct195000048"/>to improve key word matching. (e.g. <text:change text:change-id="ct196015264"/>“runners” can be matched to “runner.”)<text:change text:change-id="ct192631680"/><text:change text:change-id="ct200026280"/></text:p>
        </text:list-item>
        <text:list-item>
          <text:p text:style-name="P3">Users MUST be able to choose strict keyword matching, or stemmer/ thesaurus-based keyword matching.<text:change text:change-id="ct199781712"/></text:p>
        </text:list-item>
        <text:list-item>
          <text:p text:style-name="P3">Alerts MUST be configurable by jurisdiction, e.g. "give me results from all circuits" or "give me results from just the 9th circuit."<text:change text:change-id="ct196235112"/></text:p>
        </text:list-item>
        <text:list-item>
          <text:p text:style-name="P3">The code and service generally MUST be designed so that individuals not currently involved in the project could maintain it in the future (i.e., code has comments that would allow a competent developer to figure out what is going on, and Brian is capable of some minimal set of frontend changes, etc.).<text:change-start text:change-id="ct-1322884064"/></text:p>
        </text:list-item>
        <text:list-item>
          <text:p text:style-name="P3"><text:change-end text:change-id="ct-1322884064"/><text:change-start text:change-id="ct196128888"/><text:change-start text:change-id="ct196479520"/><text:soft-page-break/><text:span text:style-name="T7">The text of an opinion </text:span><text:change-end text:change-id="ct196128888"/><text:span text:style-name="T7">MUST</text:span><text:change-start text:change-id="ct200168984"/><text:span text:style-name="T7"> be parsed to extract judge names, party names, </text:span><text:change-end text:change-id="ct200168984"/><text:span text:style-name="T7">case number, panelists, opinion author, excerpt, link to full pdf opinion</text:span><text:change-end text:change-id="ct196479520"/><text:change-start text:change-id="ct196655576"/><text:span text:style-name="T7">, etc.</text:span></text:p>
        </text:list-item>
      </text:list>
      <text:p text:style-name="P9"><text:change-end text:change-id="ct196655576"/></text:p>
      <text:p text:style-name="Standard"/>
      <text:p text:style-name="Standard"><text:span text:style-name="Default_20_Paragraph_20_Font"><text:span text:style-name="T2">SHOULD</text:span></text:span><text:span text:style-name="Default_20_Paragraph_20_Font"><text:span text:style-name="T3">–</text:span></text:span> These are things that the finished project almost certainly will do unless some currently unforeseeable difficulty makes it too difficult or time-consuming to do:<text:change text:change-id="ct195517864"/></text:p>
      <text:list xml:id="list2175313558" text:continue-list="list1537784580" text:style-name="L4">
        <text:list-item>
          <text:p text:style-name="P4">RSS/Atom feeds and associated web pages SHOULD be created for each alert query.</text:p>
        </text:list-item>
        <text:list-item>
          <text:p text:style-name="P4">Alerts SHOULD allow users to designate whether a keyword alert is private or public (TO DISCUSS-this makes sense to me).</text:p>
        </text:list-item>
        <text:list-item>
          <text:p text:style-name="P4">Scrapers SHOULD have an alert mechanism that notifies the admins if something goes wrong in the scraping process, or report to admins summary of scraping result.</text:p>
        </text:list-item>
        <text:list-item>
          <text:p text:style-name="P4">The project SHOULD explore methods of checking/confirming the completeness of the number of opinions retrieved and if feasible. Implementation of such check may include comparing number of opinions scraped with similar service. <text:change text:change-id="ct192642216"/><text:change text:change-id="ct192642312"/><text:change text:change-id="ct192643528"/></text:p>
        </text:list-item>
        <text:list-item>
          <text:p text:style-name="P4">Since future versions of the service may include opportunities for user feedback and participation, the overall design SHOULD not thwart this potential, and SHOULD be designed with this future possibility in mind.<text:change-start text:change-id="ct199671080"/></text:p>
        </text:list-item>
        <text:list-item>
          <text:p text:style-name="P20">Each opinion in the database SHOULD generate its own page on the site that presents each of the related items in the database for that opinion (parties, case number, panelists, opinion author, excerpt, link to full pdf opinion) with the thought that future versions of the site will pull in other relevant material from elsewhere on the web to these opinion pages.<text:change-end text:change-id="ct199671080"/><text:change-start text:change-id="ct199661880"/></text:p>
        </text:list-item>
        <text:list-item>
          <text:p text:style-name="P20">The site SHOULD be 508, HTML and CSS compliant. <text:change-end text:change-id="ct199661880"/><text:change-start text:change-id="ct195317488"/></text:p>
        </text:list-item>
      </text:list>
      <text:p text:style-name="Standard"><text:change-end text:change-id="ct195317488"/></text:p>
      <text:p text:style-name="Standard"/>
      <text:p text:style-name="Standard"><text:span text:style-name="Default_20_Paragraph_20_Font"><text:span text:style-name="T2">COULD </text:span></text:span><text:span text:style-name="Default_20_Paragraph_20_Font"><text:span text:style-name="T4">– </text:span></text:span><text:span text:style-name="Default_20_Paragraph_20_Font"><text:span text:style-name="T5">These are the things that the finished project can do, but which we may not get to immediately or at all.</text:span></text:span></text:p>
      <text:list xml:id="list667231468" text:continue-list="list1433085286" text:style-name="L5">
        <text:list-item>
          <text:p text:style-name="P5">The opinion COULD be parsed so that an effort is made to determine the court from which an appeal is being taken, i.e., what the lower district court was, and the outcome of the case: (granted, denied, remanded, etc.)<text:change text:change-id="ct196052336"/><text:change text:change-id="ct192648176"/></text:p>
        </text:list-item>
        <text:list-item>
          <text:p text:style-name="P5">The text of an opinion COULD be parsed into sentences or paragraphs. <text:change text:change-id="ct195169528"/><text:change text:change-id="ct196371680"/><text:change text:change-id="ct192692832"/></text:p>
        </text:list-item>
        <text:list-item>
          <text:p text:style-name="P5">The system could allow users to see popular queries of other users to use as starting/ending points in their query.</text:p>
        </text:list-item>
        <text:list-item>
          <text:p text:style-name="P5">The system could recommend certain queries when other queries are provided (for example, I type in copyright, it recommends a query for all IP law). I.e. a thesaurus function.</text:p>
        </text:list-item>
        <text:list-item>
          <text:p text:style-name="P5">The system could allow users to have a public profile page that lists all their alerts or that users could customize to include any set of alert links that they want (e.g. allow a place where listmakers and curators could bloom).<text:change-start text:change-id="ct195196904"/></text:p>
        </text:list-item>
        <text:list-item>
          <text:p text:style-name="P5">The system COULD use a thesaurus to aid in matches (“UC Berkeley” can be matched to “University of California, Berkeley”)<text:change-end text:change-id="ct195196904"/><text:change-start text:change-id="ct-1323272856"/></text:p>
        </text:list-item>
        <text:list-item>
          <text:p text:style-name="P5"><text:soft-page-break/>Some sort of MD5/SHA1 hash COULD be created for each opinion downloaded and COULD be discoverable by site visitors.<text:change-end text:change-id="ct-1323272856"/></text:p>
        </text:list-item>
      </text:list>
      <text:p text:style-name="Standard"><text:change-start text:change-id="ct196093024"/></text:p>
      <text:p text:style-name="Standard"><text:change-end text:change-id="ct196093024"/></text:p>
      <text:p text:style-name="Standard"><text:span text:style-name="Default_20_Paragraph_20_Font"><text:span text:style-name="T4">Won’t – </text:span></text:span><text:span text:style-name="Default_20_Paragraph_20_Font"><text:span text:style-name="T5">These are things that the project simply won’t do, for whatever reason.</text:span></text:span></text:p>
      <text:list xml:id="list781088041" text:style-name="L14">
        <text:list-item>
          <text:p text:style-name="P28">NLP beyond the text processing mentioned above</text:p>
        </text:list-item>
        <text:list-item>
          <text:p text:style-name="P28">Automated categorization of cases</text:p>
        </text:list-item>
        <text:list-item>
          <text:p text:style-name="P28">The system WON'T pull from the Federal Register, additional courts or legislative databases as part of this final project, but might as part of a future expansion.</text:p>
        </text:list-item>
        <text:list-item>
          <text:p text:style-name="P28">Since it WON'T do parsing of citations, it WON'T do subsequent citation reports (Shepard's)</text:p>
        </text:list-item>
        <text:list-item>
          <text:p text:style-name="P28">The system WON'T seek to display its own pretty HTML version of opinions.</text:p>
        </text:list-item>
        <text:list-item>
          <text:p text:style-name="P28">The system WON'T provide a general search box functionality that covers the collected corpus (but if every alert creates a page then people basically get this anyway).</text:p>
        </text:list-item>
        <text:list-item>
          <text:p text:style-name="P28">This project WON'T generally allow for user participation/feedback, even though it will be designed with that future possibility in mind.</text:p>
        </text:list-item>
      </text:list>
      <text:p text:style-name="Standard"/>
      <text:p text:style-name="Standard"><text:span text:style-name="Default_20_Paragraph_20_Font"><text:span text:style-name="T3">Deadlines</text:span></text:span>:<text:change-start text:change-id="ct199835816"/></text:p>
      <text:list xml:id="list1456314623" text:style-name="L15">
        <text:list-item>
          <text:p text:style-name="P29"><text:change-end text:change-id="ct199835816"/><text:span text:style-name="Default_20_Paragraph_20_Font"><text:span text:style-name="T5">January 19, 2010: Everyone agrees to this document.</text:span></text:span></text:p>
        </text:list-item>
        <text:list-item>
          <text:p text:style-name="P22">January 27, 2010: Presentation to the I School community.</text:p>
        </text:list-item>
        <text:list-item>
          <text:p text:style-name="P22">March 6, 2010: A rough outline of the "final project report" is complete.</text:p>
        </text:list-item>
        <text:list-item>
          <text:p text:style-name="P22">April 6, 2010: A first draft of the "final project report" is complete (2500 words).</text:p>
        </text:list-item>
        <text:list-item>
          <text:p text:style-name="P22">May 6, 2010: Final project report and all software artifacts turned in.</text:p>
        </text:list-item>
        <text:list-item>
          <text:p text:style-name="P22">May 7, 2010: Poster due</text:p>
        </text:list-item>
        <text:list-item>
          <text:p text:style-name="P22">May 13, 2010: Showcase presentation</text:p>
        </text:list-item>
      </text:list>
      <text:p text:style-name="P12"/>
      <text:p text:style-name="P10">Technologies</text:p>
      <text:list xml:id="list499125972" text:style-name="L16">
        <text:list-item>
          <text:p text:style-name="P30">Frontend:</text:p>
        </text:list-item>
        <text:list-item>
          <text:p text:style-name="P32">Apache 2, Python, Django</text:p>
        </text:list-item>
        <text:list-item>
          <text:p text:style-name="P30">Scraping:</text:p>
        </text:list-item>
        <text:list-item>
          <text:p text:style-name="P32">Java</text:p>
        </text:list-item>
        <text:list-item>
          <text:p text:style-name="P30">Database:</text:p>
        </text:list-item>
        <text:list-item>
          <text:p text:style-name="P32">MySQL</text:p>
        </text:list-item>
        <text:list-item>
          <text:p text:style-name="P30">Code and bug hosting:</text:p>
        </text:list-item>
        <text:list-item>
          <text:p text:style-name="P32">Mercurial, bitbucket</text:p>
        </text:list-item>
        <text:list-item>
          <text:p text:style-name="P30">License: GNU AGPLv3<text:change-start text:change-id="ct192911952"/></text:p>
        </text:list-item>
        <text:list-item>
          <text:p text:style-name="P30">Web Site OS: <text:change-end text:change-id="ct192911952"/><text:change-start text:change-id="ct195210592"/></text:p>
        </text:list-item>
        <text:list-item>
          <text:p text:style-name="P32"><text:change-end text:change-id="ct195210592"/><text:change-start text:change-id="ct200009872"/>Ubuntu or other Debian variant.<text:change-end text:change-id="ct20000987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Palatino Linotype" svg:font-family="'Palatino Linotype'"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Palatino Linotype"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Palatino Linotype" style:font-name-asian="DejaVu Sans" style:font-name-complex="Tahoma"/>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10LVL1" style:display-name="WW_CharLFO10LVL1" style:family="text">
      <style:text-properties style:font-name="Palatino Linotype" style:font-name-asian="DejaVu Sans" style:font-name-complex="Tahoma"/>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Palatino Linotype" style:font-name-asian="DejaVu Sans" style:font-name-complex="Tahoma"/>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ichael Lissner</meta:initial-creator>
    <meta:creation-date>2010-01-20T03:06:00</meta:creation-date>
    <dc:creator>Michael Lissner</dc:creator>
    <dc:date>2010-01-20T10:58:01</dc:date>
    <meta:editing-cycles>36</meta:editing-cycles>
    <meta:editing-duration>PT02H02M37S</meta:editing-duration>
    <meta:document-statistic meta:table-count="0" meta:image-count="0" meta:object-count="0" meta:page-count="3" meta:paragraph-count="85" meta:word-count="1291" meta:character-count="7393"/>
    <meta:user-defined meta:name="Info 1"/>
    <meta:user-defined meta:name="Info 2"/>
    <meta:user-defined meta:name="Info 3"/>
    <meta:user-defined meta:name="Info 4"/>
    <meta:template xlink:type="simple" xlink:actuate="onRequest" xlink:title="" xlink:href="/tmp/MoSCoW%20Analysis-LW.odt/Normal.dotm"/>
  </office:meta>
</office:document-meta>
</file>